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style:style style:name="P220" style:family="paragraph" style:parent-style-name="Text_20_body" style:list-style-name="L220">
      <style:paragraph-properties fo:margin-top="0in" fo:margin-bottom="0in"/>
    </style:style>
    <style:style style:name="P221" style:family="paragraph" style:parent-style-name="Text_20_body" style:list-style-name="L221">
      <style:paragraph-properties fo:margin-top="0in" fo:margin-bottom="0in"/>
    </style:style>
    <style:style style:name="P222" style:family="paragraph" style:parent-style-name="Text_20_body" style:list-style-name="L222">
      <style:paragraph-properties fo:margin-top="0in" fo:margin-bottom="0in"/>
    </style:style>
    <style:style style:name="P223" style:family="paragraph" style:parent-style-name="Text_20_body" style:list-style-name="L223">
      <style:paragraph-properties fo:margin-top="0in" fo:margin-bottom="0in"/>
    </style:style>
    <style:style style:name="P224" style:family="paragraph" style:parent-style-name="Text_20_body" style:list-style-name="L224">
      <style:paragraph-properties fo:margin-top="0in" fo:margin-bottom="0in"/>
    </style:style>
    <style:style style:name="P225" style:family="paragraph" style:parent-style-name="Text_20_body" style:list-style-name="L225">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0</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5">
        <text:list-item>
          <text:p text:style-name="P205">Uma série de instruções sendo apresentada como <text:span text:style-name="T1">FUNCTIONS</text:span>.<text:line-break/></text:p>
        </text:list-item>
        <text:list-item>
          <text:p text:style-name="P205">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5">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6">
        <text:list-item>
          <text:p text:style-name="P206">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7">
            <text:list-item>
              <text:p text:style-name="P207">Devemos tomar cuidado na hora de atribuir o nome da nossa função, pois ela não deve corresponder a nenhuma função já existente com os mesmos tipos de argumentos de entrada presentes no mesmo esquema.</text:p>
            </text:list-item>
            <text:list-item>
              <text:p text:style-name="P207">O que difere as funções são os argumentos de tipos diferentes, pois estes podem compartilhar um mesmo nome, o que o torna uma função de sobrecarga.<text:line-break/></text:p>
            </text:list-item>
            <text:list-item>
              <text:p text:style-name="P207">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6">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6">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6">Em <text:span text:style-name="T1">RETURNS</text:span>:<text:line-break/></text:p>
          <text:list text:style-name="L208">
            <text:list-item>
              <text:p text:style-name="P208">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8">Quando temos especificado um parâmetro <text:span text:style-name="T1">OUT</text:span> ou <text:span text:style-name="T1">INOUT</text:span>, a cláusula <text:span text:style-name="T1">RETURNS</text:span> pode ser omitida.<text:line-break/></text:p>
            </text:list-item>
            <text:list-item>
              <text:p text:style-name="P208">Caso seja uma função para uma <text:span text:style-name="T1">TRIGGER</text:span>, dever ser especificado como “<text:span text:style-name="T1">RETURNS TRIGGER</text:span>”.<text:line-break/></text:p>
            </text:list-item>
          </text:list>
        </text:list-item>
        <text:list-item>
          <text:p text:style-name="P206">Em <text:span text:style-name="T1">RETURN</text:span>:</text:p>
          <text:list text:style-name="L209">
            <text:list-item>
              <text:p text:style-name="P209">O comando <text:span text:style-name="T1">RETURN</text:span> serve para retornar o valor de uma operção.<text:line-break/></text:p>
            </text:list-item>
            <text:list-item>
              <text:p text:style-name="P209">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9">Não confundir <text:span text:style-name="T1">RETURN</text:span> com <text:span text:style-name="T1">RETURNS</text:span>.<text:line-break/></text:p>
            </text:list-item>
          </text:list>
        </text:list-item>
        <text:list-item>
          <text:p text:style-name="P206">No <text:span text:style-name="T1">PostgreSQL</text:span> podemos informar para qual linguagem estamos escrevendo nossas funções. Linguagens aceitas na <text:span text:style-name="T1">FUNCTION</text:span>:<text:line-break/></text:p>
          <text:list text:style-name="L210">
            <text:list-item>
              <text:p text:style-name="P210"><text:span text:style-name="T2">SQL</text:span><text:line-break/></text:p>
            </text:list-item>
            <text:list-item>
              <text:p text:style-name="P210"><text:span text:style-name="T2">plpgsql</text:span><text:line-break/>PostgreSQL.<text:line-break/></text:p>
            </text:list-item>
            <text:list-item>
              <text:p text:style-name="P210"><text:span text:style-name="T2">pltcl</text:span><text:line-break/>TCL.<text:line-break/></text:p>
            </text:list-item>
            <text:list-item>
              <text:p text:style-name="P210"><text:span text:style-name="T2">plperl</text:span><text:line-break/>Perl.<text:line-break/></text:p>
            </text:list-item>
            <text:list-item>
              <text:p text:style-name="P210"><text:span text:style-name="T2">plpython3u</text:span><text:line-break/>Python versão 3.<text:line-break/></text:p>
            </text:list-item>
            <text:list-item>
              <text:p text:style-name="P210"><text:span text:style-name="T2">plr</text:span><text:line-break/>R.<text:line-break/></text:p>
            </text:list-item>
            <text:list-item>
              <text:p text:style-name="P210"><text:span text:style-name="T2">pljava</text:span><text:line-break/>Java.<text:line-break/></text:p>
            </text:list-item>
            <text:list-item>
              <text:p text:style-name="P210"><text:span text:style-name="T2">plphp</text:span><text:line-break/>PHP.<text:line-break/></text:p>
            </text:list-item>
            <text:list-item>
              <text:p text:style-name="P210"><text:span text:style-name="T2">plruby</text:span><text:line-break/>Ruby.<text:line-break/></text:p>
            </text:list-item>
            <text:list-item>
              <text:p text:style-name="P210"><text:span text:style-name="T2">pllua-ng</text:span><text:line-break/>LUA.<text:line-break/></text:p>
            </text:list-item>
            <text:list-item>
              <text:p text:style-name="P210"><text:span text:style-name="T2">plsh</text:span><text:line-break/>Shell.<text:line-break/></text:p>
            </text:list-item>
            <text:list-item>
              <text:p text:style-name="P210"><text:span text:style-name="T2">plv8</text:span><text:line-break/>JavaScript<text:line-break/></text:p>
            </text:list-item>
            <text:list-item>
              <text:p text:style-name="P210"><text:span text:style-name="T2">C</text:span><text:line-break/></text:p>
            </text:list-item>
          </text:list>
        </text:list-item>
        <text:list-item>
          <text:p text:style-name="P206">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1">
        <text:list-item>
          <text:p text:style-name="P211">O comando <text:span text:style-name="T1">DROP FUNCTION</text:span> deleta uma <text:span text:style-name="T1">FUNCTION</text:span>.<text:line-break/></text:p>
        </text:list-item>
        <text:list-item>
          <text:p text:style-name="P211"><text:span text:style-name="T1">DROP FUNCTION</text:span> remove a definição de uma, ou mais, funções existentes.<text:line-break/></text:p>
        </text:list-item>
        <text:list-item>
          <text:p text:style-name="P211">Para executar este comando o usuário deve ser o proprietário da(s) <text:span text:style-name="T1">FUNCTION</text:span>(S).<text:line-break/></text:p>
        </text:list-item>
        <text:list-item>
          <text:p text:style-name="P211">Os tipos de argumento para a função geralmente devem ser especificados, pois várias funções diferentes podem existir com o mesmo nome e diferentes listas de argumentos.<text:line-break/></text:p>
        </text:list-item>
        <text:list-item>
          <text:p text:style-name="P211">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2">
        <text:list-item>
          <text:p text:style-name="P212">Para executar uma <text:span text:style-name="T1">FUNCTION</text:span>, basta chamar ela pelo <text:span text:style-name="T1">SELECT</text:span>.<text:line-break/></text:p>
        </text:list-item>
        <text:list-item>
          <text:p text:style-name="P212">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2">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3">
        <text:list-item>
          <text:p text:style-name="P213">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3">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4">
        <text:list-item>
          <text:p text:style-name="P214">No <text:span text:style-name="T1">postgreSQL</text:span>, a <text:span text:style-name="T1">TRIGGER</text:span> tem um funcionamento diferente da <text:span text:style-name="T1">TRIGGER</text:span> em outros bancos de dados:<text:line-break/></text:p>
          <text:list text:style-name="L215">
            <text:list-item>
              <text:p text:style-name="P215">Em outros bancos de dados, a <text:span text:style-name="T1">TRIGGER</text:span> é um gatilho, que quando acionado, executa uma ação.<text:line-break/></text:p>
            </text:list-item>
            <text:list-item>
              <text:p text:style-name="P215">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6">
        <text:list-item>
          <text:p text:style-name="P216">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16"><text:span text:style-name="T1">CREATE OR REPLACE TRIGGER</text:span> cria uma nova <text:span text:style-name="T1">TRIGGER</text:span>, ou substitui uma <text:span text:style-name="T1">TRIGGER</text:span> existente.<text:line-break/></text:p>
        </text:list-item>
        <text:list-item>
          <text:p text:style-name="P216"><text:span text:style-name="T1">BEFORE</text:span> e <text:span text:style-name="T1">AFTER</text:span>:<text:line-break/></text:p>
          <text:list text:style-name="L217">
            <text:list-item>
              <text:p text:style-name="P217">Quando usado o comando <text:span text:style-name="T1">BEFORE</text:span> (antes) em conjunto com o <text:span text:style-name="T1">INSERT</text:span>, o <text:span text:style-name="T1">TRIGGER</text:span> pega o dado antes de ir para a tabela.<text:line-break/></text:p>
            </text:list-item>
            <text:list-item>
              <text:p text:style-name="P217"><text:span text:style-name="T1">AFTER</text:span> pega os dados depois da ação <text:span text:style-name="T2">DML</text:span> ter sido executada. Pega os valores novos.<text:line-break/></text:p>
            </text:list-item>
            <text:list-item>
              <text:p text:style-name="P217">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17">Os gatilhos <text:span text:style-name="T1">BEFORE</text:span> e <text:span text:style-name="T1">AFTER</text:span> em uma exibição devem ser marcados como <text:span text:style-name="T1">FOR EACH STATEMENT</text:span>.<text:line-break/></text:p>
            </text:list-item>
          </text:list>
        </text:list-item>
        <text:list-item>
          <text:p text:style-name="P216">Gatilhos <text:span text:style-name="T2">DML</text:span> disparadores de <text:span text:style-name="T1">TRIGGER</text:span>:<text:line-break/></text:p>
          <text:list text:style-name="L218">
            <text:list-item>
              <text:p text:style-name="P218"><text:span text:style-name="T1">INSERT</text:span><text:line-break/></text:p>
            </text:list-item>
            <text:list-item>
              <text:p text:style-name="P218"><text:span text:style-name="T1">DELETE</text:span><text:line-break/></text:p>
            </text:list-item>
            <text:list-item>
              <text:p text:style-name="P218"><text:span text:style-name="T1">UPDATE</text:span><text:line-break/></text:p>
            </text:list-item>
          </text:list>
        </text:list-item>
        <text:list-item>
          <text:p text:style-name="P216">O comando <text:span text:style-name="T1">ON</text:span> define o <text:span text:style-name="T1">SCHEMA</text:span> e a tabela observada pela <text:span text:style-name="T1">TRIGGER</text:span>.<text:line-break/></text:p>
        </text:list-item>
        <text:list-item>
          <text:p text:style-name="P216"><text:span text:style-name="T1">FOR EACH</text:span>:<text:line-break/></text:p>
          <text:list text:style-name="L219">
            <text:list-item>
              <text:p text:style-name="P219">O comando <text:span text:style-name="T1">FOR EACH ROW</text:span> aplica o gatilho para cada linha da tabela observada, separadamente. Um gatilho para cada linha modificada.<text:line-break/></text:p>
            </text:list-item>
            <text:list-item>
              <text:p text:style-name="P219">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16">O comando <text:span text:style-name="T1">WHEN</text:span> cria uma condição para o gatilho.<text:line-break/></text:p>
        </text:list-item>
        <text:list-item>
          <text:p text:style-name="P216">Conceito de <text:span text:style-name="T1">OLD</text:span> e <text:span text:style-name="T1">NEW</text:span>:<text:line-break/></text:p>
          <text:list text:style-name="L220">
            <text:list-item>
              <text:p text:style-name="P220"><text:span text:style-name="T1">OLD</text:span><text:line-break/>Pega o valor antigo da coluna, ou tabela, indicada.<text:line-break/>Ex.: <text:span text:style-name="T1">OLD</text:span>.<text:span text:style-name="T2">coluna_1</text:span><text:line-break/></text:p>
            </text:list-item>
            <text:list-item>
              <text:p text:style-name="P220"><text:span text:style-name="T1">NEW</text:span><text:line-break/>Pega o novo valor da coluna, ou tabela, indicada.<text:line-break/>Ex.: <text:span text:style-name="T1">NEW</text:span>.<text:span text:style-name="T2">coluna_1</text:span><text:line-break/></text:p>
            </text:list-item>
          </text:list>
        </text:list-item>
        <text:list-item>
          <text:p text:style-name="P216">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16">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21">
        <text:list-item>
          <text:p text:style-name="P221">Uma das maneiras mais facil de exportar dados é atraves da extensão “.csv”.<text:line-break/></text:p>
        </text:list-item>
        <text:list-item>
          <text:p text:style-name="P221">O <text:span text:style-name="T1">PostgreSQL</text:span> ofecere opções para facilmente exportar dados em “.csv”.<text:line-break/></text:p>
        </text:list-item>
        <text:list-item>
          <text:p text:style-name="P221">Passo a passo:<text:line-break/></text:p>
          <text:list text:style-name="L222">
            <text:list-item>
              <text:p text:style-name="P222">Basta fazer a consulta que deseja exportar, pela aba “<text:span text:style-name="T1">Query Tools</text:span>”.<text:line-break/></text:p>
            </text:list-item>
            <text:list-item>
              <text:p text:style-name="P222">Lembrando de colocar <text:span text:style-name="T2">alias</text:span> nas colunas/campos que levam funções, para melhor entendimento de quem for fazer a leitura do arquivo exportado.<text:line-break/></text:p>
            </text:list-item>
            <text:list-item>
              <text:p text:style-name="P222">Na janela em que aparece o resultado da consulta, tem a aba “Data Output” (na qual, por default, já é a aba em que aparecem os resultados das consultas), tem o ícone “<text:span text:style-name="T2">Save results to file</text:span>”.<text:line-break/></text:p>
            </text:list-item>
            <text:list-item>
              <text:p text:style-name="P222">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23">
        <text:list-item>
          <text:p text:style-name="P223">Business Intelligence (BI):<text:line-break/></text:p>
          <text:list text:style-name="L224">
            <text:list-item>
              <text:p text:style-name="P224">Esta preocupado com entender o que aconteceu no passado.<text:line-break/></text:p>
            </text:list-item>
          </text:list>
        </text:list-item>
        <text:list-item>
          <text:p text:style-name="P223">Data Science:<text:line-break/></text:p>
          <text:list text:style-name="L225">
            <text:list-item>
              <text:p text:style-name="P225">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10T13:55:14Z</meta:creation-date>
    <dc:date>2022-11-10T13:55:14Z</dc:date>
    <meta:user-defined meta:name="date" meta:value-type="string">2022-11-10</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